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ews706 BT" fo:font-size="11pt" officeooo:rsid="0015ec51" officeooo:paragraph-rsid="0015ec51" style:font-size-asian="11pt" style:font-size-complex="11pt"/>
    </style:style>
    <style:style style:name="P2" style:family="paragraph" style:parent-style-name="Standard">
      <style:text-properties style:font-name="News706 BT" fo:font-size="11pt" officeooo:rsid="00177a78" officeooo:paragraph-rsid="00177a78" style:font-size-asian="11pt" style:font-size-complex="11pt"/>
    </style:style>
    <style:style style:name="P3" style:family="paragraph" style:parent-style-name="Standard">
      <style:text-properties style:font-name="News706 BT" fo:font-size="11pt" officeooo:rsid="00177a78" officeooo:paragraph-rsid="0017acdb" style:font-size-asian="11pt" style:font-size-complex="11pt"/>
    </style:style>
    <style:style style:name="P4" style:family="paragraph" style:parent-style-name="Standard">
      <style:text-properties style:font-name="News706 BT" fo:font-size="11pt" officeooo:rsid="001941f5" officeooo:paragraph-rsid="001941f5" style:font-size-asian="11pt" style:font-size-complex="11pt"/>
    </style:style>
    <style:style style:name="P5" style:family="paragraph" style:parent-style-name="Standard">
      <style:text-properties style:font-name="News706 BT" fo:font-size="11pt" officeooo:rsid="0019eb41" officeooo:paragraph-rsid="0019eb41" style:font-size-asian="11pt" style:font-size-complex="11pt"/>
    </style:style>
    <style:style style:name="P6" style:family="paragraph" style:parent-style-name="Standard">
      <style:text-properties style:font-name="News706 BT" fo:font-size="13pt" style:font-size-asian="13pt" style:font-size-complex="13pt"/>
    </style:style>
    <style:style style:name="P7" style:family="paragraph" style:parent-style-name="Standard">
      <style:text-properties style:font-name="Arial" fo:font-size="11pt" officeooo:rsid="0015ec51" officeooo:paragraph-rsid="0015ec51" style:font-size-asian="11pt" style:font-size-complex="11pt"/>
    </style:style>
    <style:style style:name="P8" style:family="paragraph" style:parent-style-name="Standard">
      <style:text-properties style:font-name="Arial" fo:font-size="11pt" officeooo:rsid="001663b1" officeooo:paragraph-rsid="001663b1" style:font-size-asian="11pt" style:font-size-complex="11pt"/>
    </style:style>
    <style:style style:name="P9" style:family="paragraph" style:parent-style-name="Standard">
      <style:text-properties style:font-name="Arial" fo:font-size="11pt" officeooo:rsid="0017acdb" officeooo:paragraph-rsid="0017acdb" style:font-size-asian="11pt" style:font-size-complex="11pt"/>
    </style:style>
    <style:style style:name="P10" style:family="paragraph" style:parent-style-name="Standard">
      <style:text-properties style:font-name="Arial" fo:font-size="11pt" officeooo:rsid="0018afc7" officeooo:paragraph-rsid="0018afc7" style:font-size-asian="11pt" style:font-size-complex="11pt"/>
    </style:style>
    <style:style style:name="P11" style:family="paragraph" style:parent-style-name="Standard">
      <style:text-properties style:font-name="Arial" fo:font-size="11pt" officeooo:rsid="001941f5" officeooo:paragraph-rsid="001941f5" style:font-size-asian="11pt" style:font-size-complex="11pt"/>
    </style:style>
    <style:style style:name="P12" style:family="paragraph" style:parent-style-name="Standard">
      <style:text-properties style:font-name="Arial" fo:font-size="11pt" officeooo:rsid="0019eb41" officeooo:paragraph-rsid="0019eb41" style:font-size-asian="11pt" style:font-size-complex="11pt"/>
    </style:style>
    <style:style style:name="P13" style:family="paragraph" style:parent-style-name="Standard">
      <style:text-properties style:font-name="Arial" fo:font-size="11pt" officeooo:rsid="001a2ba5" officeooo:paragraph-rsid="001a2ba5" style:font-size-asian="11pt" style:font-size-complex="11pt"/>
    </style:style>
    <style:style style:name="P14" style:family="paragraph" style:parent-style-name="Standard">
      <style:text-properties officeooo:paragraph-rsid="0015ec51"/>
    </style:style>
    <style:style style:name="P15" style:family="paragraph" style:parent-style-name="Standard">
      <style:text-properties fo:color="#000000" style:font-name="News706 BT" fo:font-size="11pt" officeooo:rsid="00177a78" officeooo:paragraph-rsid="0017acdb" style:font-size-asian="11pt" style:font-size-complex="11pt"/>
    </style:style>
    <style:style style:name="P16" style:family="paragraph" style:parent-style-name="Standard">
      <style:text-properties fo:font-variant="normal" fo:text-transform="none" fo:color="#000000" style:font-name="Arial" fo:font-size="11pt" fo:letter-spacing="normal" officeooo:rsid="0015ec51" officeooo:paragraph-rsid="001663b1" style:font-size-asian="11pt" style:font-size-complex="11pt"/>
    </style:style>
    <style:style style:name="P17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9eb41" style:font-size-asian="11pt" style:font-size-complex="11pt"/>
    </style:style>
    <style:style style:name="P18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663b1" style:font-size-asian="11pt" style:font-size-complex="11pt"/>
    </style:style>
    <style:style style:name="P19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rsid="001941f5" officeooo:paragraph-rsid="001941f5" style:font-size-asian="11pt" style:font-size-complex="11pt"/>
    </style:style>
    <style:style style:name="P20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paragraph-rsid="0015ec51" style:font-size-asian="11pt" style:font-size-complex="11pt"/>
    </style:style>
    <style:style style:name="P21" style:family="paragraph" style:parent-style-name="Standard">
      <style:text-properties style:font-name="News706 BT" fo:font-size="13pt" officeooo:rsid="0015ec51" officeooo:paragraph-rsid="0015ec51" style:font-size-asian="13pt" style:font-size-complex="13pt"/>
    </style:style>
    <style:style style:name="P22" style:family="paragraph" style:parent-style-name="Standard">
      <style:text-properties style:font-name="News706 BT" fo:font-size="11pt" officeooo:rsid="00177a78" officeooo:paragraph-rsid="0017acdb" style:font-size-asian="11pt" style:font-size-complex="11pt"/>
    </style:style>
    <style:style style:name="P23" style:family="paragraph" style:parent-style-name="Standard">
      <style:text-properties style:font-name="News706 BT" fo:font-size="11pt" officeooo:rsid="001c8f42" officeooo:paragraph-rsid="001c8f42" style:font-size-asian="11pt" style:font-size-complex="11pt"/>
    </style:style>
    <style:style style:name="P24" style:family="paragraph" style:parent-style-name="Standard">
      <style:text-properties style:font-name="News706 BT" fo:font-size="11pt" officeooo:rsid="0015ec51" officeooo:paragraph-rsid="0015ec51" style:font-size-asian="11pt" style:font-size-complex="11pt"/>
    </style:style>
    <style:style style:name="P25" style:family="paragraph" style:parent-style-name="Standard">
      <style:text-properties style:font-name="Exotc350 Bd BT" officeooo:rsid="0015ec51"/>
    </style:style>
    <style:style style:name="P26" style:family="paragraph" style:parent-style-name="Standard">
      <style:text-properties style:font-name="Impact"/>
    </style:style>
    <style:style style:name="P27" style:family="paragraph" style:parent-style-name="Standard">
      <style:text-properties fo:color="#000000" style:font-name="News706 BT" fo:font-size="11pt" officeooo:rsid="00177a78" officeooo:paragraph-rsid="0017acdb" style:font-size-asian="11pt" style:font-size-complex="11pt"/>
    </style:style>
    <style:style style:name="P28" style:family="paragraph" style:parent-style-name="Preformatted_20_Text">
      <style:text-properties style:font-name="News706 BT" fo:font-size="11pt" officeooo:rsid="00177a78" officeooo:paragraph-rsid="0017acdb" style:font-size-asian="11pt" style:font-size-complex="11pt"/>
    </style:style>
    <style:style style:name="T1" style:family="text">
      <style:text-properties officeooo:rsid="0015ec51"/>
    </style:style>
    <style:style style:name="T2" style:family="text">
      <style:text-properties style:font-name="News706 BT"/>
    </style:style>
    <style:style style:name="T3" style:family="text">
      <style:text-properties style:font-name="News706 BT" fo:font-size="13pt" style:font-size-asian="13pt" style:font-size-complex="13pt"/>
    </style:style>
    <style:style style:name="T4" style:family="text">
      <style:text-properties style:font-name="News706 BT" fo:font-size="13pt" officeooo:rsid="0015ec51" style:font-size-asian="13pt" style:font-size-complex="13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officeooo:rsid="0015ec51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style:font-name="SFMono-Regular" fo:letter-spacing="normal" fo:font-style="normal" fo:font-weight="normal"/>
    </style:style>
    <style:style style:name="T11" style:family="text">
      <style:text-properties fo:font-variant="normal" fo:text-transform="none" fo:color="#242729" style:font-name="inherit" fo:font-size="6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242729" style:font-name="Consolas" fo:font-size="6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242729" fo:font-size="6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42729" style:font-name="Arial" fo:font-size="6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242729" style:font-name="Arial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242729" style:font-name="Arial" fo:letter-spacing="normal" fo:font-style="normal" fo:font-weight="normal" officeooo:rsid="001c8f42" fo:background-color="transparent" loext:char-shading-value="0" loext:padding="0cm" loext:border="none"/>
    </style:style>
    <style:style style:name="T17" style:family="text">
      <style:text-properties fo:color="#000000" style:font-name="Arial" fo:font-size="11pt" style:font-size-asian="11pt" style:font-size-complex="11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officeooo:rsid="001c8f42"/>
    </style:style>
    <style:style style:name="T21" style:family="text">
      <style:text-properties officeooo:rsid="001cc9b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tab/><text:tab/><text:span text:style-name="T2"><text:tab/></text:span><text:span text:style-name="T3"><text:tab/></text:span><text:span text:style-name="T4">ANACONDA CHEATSHEET</text:span></text:p>
      <text:p text:style-name="P6"/>
      <text:p text:style-name="P1"><text:tab/><text:tab/><text:tab/> <text:s text:c="8"/>AUTHOR: VATSAL SAMEER MEHTA</text:p>
      <text:p text:style-name="P1"/>
      <text:p text:style-name="P1"/>
      <text:p text:style-name="P1">*<text:span text:style-name="T20">Don’t forget to replace &lt;envname&gt; or &lt;packagename&gt; with your environment’s name or package’s name dumbass</text:span></text:p>
      <text:p text:style-name="P1"/>
      <text:section text:style-name="Sect1" text:name="Section1">
        <text:p text:style-name="P1"/>
        <text:p text:style-name="P1">ENVIRONMENT COMMANDS:</text:p>
        <text:p text:style-name="P1"/>
        <text:p text:style-name="P7">conda create -n &lt;envname&gt; python=version</text:p>
        <text:p text:style-name="P7"/>
        <text:p text:style-name="P7">conda info --envs</text:p>
        <text:p text:style-name="P7"/>
        <text:p text:style-name="P7">conda activate &lt;envname&gt;</text:p>
        <text:p text:style-name="P7"/>
        <text:p text:style-name="P8">conda remove –name <text:span text:style-name="T1">&lt;envname&gt; --</text:span>all</text:p>
        <text:p text:style-name="P8"/>
        <text:p text:style-name="P8"><text:span text:style-name="T6">conda list --name</text:span><text:span text:style-name="T5"> </text:span><text:span text:style-name="T7">&lt;envname&gt;</text:span></text:p>
        <text:p text:style-name="P16"/>
        <text:p text:style-name="P17"/>
        <text:p text:style-name="P5"><text:span text:style-name="T7">M</text:span><text:span text:style-name="T5">ISCELLANEOUS:</text:span></text:p>
        <text:p text:style-name="P18"/>
        <text:p text:style-name="P12"><text:span text:style-name="T7">c</text:span><text:span text:style-name="T5">onda update --all</text:span></text:p>
        <text:p text:style-name="P16"/>
        <text:p text:style-name="P13">conda install -c conda<text:span text:style-name="T18">-</text:span><text:span text:style-name="T19">forge keras</text:span></text:p>
        <text:p text:style-name="P3"/>
        <text:p text:style-name="P15"><text:span text:style-name="T10">conda update conda</text:span> </text:p>
        <text:p text:style-name="P15"/>
        <text:p text:style-name="P3"/>
        <text:p text:style-name="P23">Finding Installed library’<text:span text:style-name="T21">s</text:span> Version</text:p>
        <text:p text:style-name="P3"/>
        <text:p text:style-name="P28"><text:span text:style-name="Source_20_Text"><text:span text:style-name="T15">conda list | findstr </text:span></text:span><text:span text:style-name="Source_20_Text"><text:span text:style-name="T16">&lt;packagename&gt;</text:span>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PACKAGE <text:s/>INSTALLATIONS:</text:p>
        <text:p text:style-name="P3"/>
        <text:p text:style-name="P9">conda install &lt;packagename&gt;</text:p>
        <text:p text:style-name="P3"/>
        <text:p text:style-name="P9">pip install &lt;packagename&gt;</text:p>
        <text:p text:style-name="P8"/>
        <text:p text:style-name="P10">conda install -n &lt;envname&gt; &lt;packagename&gt;</text:p>
        <text:p text:style-name="P2"/>
        <text:p text:style-name="P10">conda install -c anaconda &lt;packagename&gt;</text:p>
        <text:p text:style-name="P1"/>
        <text:p text:style-name="P19">alternate method:</text:p>
        <text:p text:style-name="P20"/>
        <text:p text:style-name="P14"><text:span text:style-name="T9">c</text:span><text:span text:style-name="T8">onda install -c anaconda anaconda-client</text:span><text:span text:style-name="T17"> </text:span></text:p>
        <text:p text:style-name="P11">anaconda search -t conda &lt;packagename&gt;</text:p>
        <text:p text:style-name="P11">(on running this diff combos would be their of user/packages choose which you want in below command)</text:p>
        <text:p text:style-name="P11">anaconda show &lt;user/package&gt;</text:p>
        <text:p text:style-name="P11">(on running this you will get the command to download that package)</text:p>
        <text:p text:style-name="P4"/>
        <text:p text:style-name="P21"><text:tab/><text:tab/></text:p>
        <text:p text:style-name="P21"/>
        <text:p text:style-name="P21"/>
        <text:p text:style-name="P21"/>
        <text:p text:style-name="P21"/>
        <text:p text:style-name="P21"/>
        <text:p text:style-name="P21"/>
      </text:section>
      <text:p text:style-name="P21"><text:tab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2:42:53.155000000</meta:creation-date>
    <dc:date>2020-04-25T19:46:04.789000000</dc:date>
    <meta:editing-duration>PT50M50S</meta:editing-duration>
    <meta:editing-cycles>8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8" meta:word-count="130" meta:character-count="934" meta:non-whitespace-character-count="812"/>
  </office:meta>
</office:document-meta>
</file>